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36pt" style:font-size-asian="3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size="18pt" style:font-size-asian="18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iagramme de classe</text:p>
      <text:p text:style-name="P3">1ERE BACHELIER EN INFORMATIQUE</text:p>
      <text:p text:style-name="Normal"><draw:frame draw:style-name="a0" draw:name="Image 1" text:anchor-type="as-char" svg:x="0in" svg:y="0in" svg:width="5.88225in" svg:height="6.55589in" style:rel-width="scale" style:rel-height="scale"><draw:image xlink:href="media/image1.png" xlink:type="simple" xlink:show="embed" xlink:actuate="onLoad"/><svg:title/><svg:desc>Une image contenant tabl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Groupe 3 : Rosin Guillaum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remy Opitz</meta:initial-creator>
    <dc:creator>Jeremy Opitz</dc:creator>
    <meta:creation-date>2022-05-18T14:56:00Z</meta:creation-date>
    <dc:date>2022-05-18T14:56:00Z</dc:date>
    <meta:print-date>2022-05-18T14:3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8" meta:character-count="52" meta:row-count="1" meta:non-whitespace-character-count="45"/>
  </office:meta>
</office:document-meta>
</file>